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3.927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1 slide</text:p>
          </draw:text-box>
        </draw:frame>
        <draw:frame presentation:style-name="pr2" draw:text-style-name="P2" draw:layer="layout" svg:width="24.694cm" svg:height="13.927cm" svg:x="1.905cm" svg:y="3.502cm" presentation:class="subtitle" presentation:user-transformed="true">
          <draw:text-box>
            <text:p>Traditionally, a text is understood to be a piece of written or spoken material in its primary form (as opposed to a paraphrase or summary). A text is any stretch of language that can be understood in context. It may be as simple as 1-2 words (such as a stop sign) or as complex as a novel. Any sequence of sentences that belong together can be considered a text.</text:p>
            <text:p/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8-10T16:10:41.628000000</dc:date>
    <meta:editing-duration>PT2M15S</meta:editing-duration>
    <meta:editing-cycles>2</meta:editing-cycles>
    <meta:generator>LibreOffice/7.1.1.2$Windows_X86_64 LibreOffice_project/fe0b08f4af1bacafe4c7ecc87ce55bb426164676</meta:generator>
    <meta:document-statistic meta:object-count="25"/>
  </office:meta>
</office:document-meta>
</file>